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7D00003D7700004F246A6CA6C2.svm"/>
  <manifest:file-entry manifest:media-type="" manifest:full-path="Pictures/200003E00000400000002781A8D38B73.svm"/>
  <manifest:file-entry manifest:media-type="" manifest:full-path="Pictures/200002560000400000002BF440591308.svm"/>
  <manifest:file-entry manifest:media-type="" manifest:full-path="Pictures/200000C400004C9D00002C0F994D584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nera l Info</text:p>
      <text:p text:style-name="Standard"/>
      <text:p text:style-name="Standard">We present a new paradigm for controlling agents in games and simulations using connectionist networks. These networks can either be simple software models of analog circuits or simple neural network models. It is also possible to combine the two to form a hybrid agent. This study is exploring three questions in particular:</text:p>
      <text:list xml:id="list20700766" text:style-name="L1">
        <text:list-item>
          <text:p text:style-name="P1">Can the authorial burden of creating agents be simplified using said connectionist paradigm?</text:p>
        </text:list-item>
        <text:list-item>
          <text:p text:style-name="P1"><text:s/>Can the directly mathematical nature of this architecture produce a performance increase when compared to more traditional agent control algorithms based on state space searches?</text:p>
        </text:list-item>
        <text:list-item>
          <text:p text:style-name="P1">Can a general theorem be derived which explains the behavior of simple and complex connectionist vehicles.</text:p>
        </text:list-item>
      </text:list>
      <text:p text:style-name="Standard"/>
      <text:p text:style-name="Standard">This study is largely inspired by the works of Valentino Braintenberg, namely his seminal publication, a book titled<text:span text:style-name="T1"> “</text:span><text:span text:style-name="Emphasis"><text:span text:style-name="T1">Vehicles: Experiments in Synthetic Psychology”</text:span></text:span>. While this book covers many subjects, the core concept of the book is that complex emotions can be emulated using very simple models. This generally involves wiring sensors directly to motors. The “wires” connecting the sensors to the motors contain an embedded transfer function, thus the are analogous to a black boxed circuit. Each sensor is trained to receive input from a specific stimuli. For instance sound sensors would receive input from a sound source, or sound stimuli. The proximity of the sensor to the sound source governs the output of the sensor. The output of said sensor is the input to the connector which it is wired to. The input to the connector is evaluated using the connectors transfer function and finally becomes the input to motor which either translates this input to movement or some other output. <text:s text:c="4"/></text:p>
      <text:p text:style-name="Standard"/>
      <text:p text:style-name="Standard">Authoring Tool / Simulator</text:p>
      <text:p text:style-name="Standard"/>
      <text:p text:style-name="Standard">The authoring tool allows a user to create agents via the connectionist paradigm by placing sensors, motors and connectors directly on model. The user can also create complex connectors by specifying the transfer function for said connector. The user can create environments comprising of simple geometric shapes and place stimuli and vehicles into this environments. The purpose of this simple environment creator is to test the behavior of vehicles without the presence of any other variables which may be introduced in the larger simulation which the vehicle is intended to operate. The program comes with a simulator to test the behavior of vehicles in user created environments. <text:s text:c="2"/></text:p>
      <text:p text:style-name="Standard"/>
      <text:p text:style-name="Standard"/>
      <text:p text:style-name="Standard"><draw:frame draw:style-name="fr1" draw:name="graphics1" text:anchor-type="paragraph" svg:width="6.4508in" svg:height="3.9811in" draw:z-index="0"><draw:image xlink:href="Pictures/200003E00000400000002781A8D38B73.svm"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2" text:anchor-type="paragraph" svg:width="6.4508in" svg:height="4.4299in" draw:z-index="1"><draw:image xlink:href="Pictures/200002560000400000002BF440591308.svm" xlink:type="simple" xlink:show="embed" xlink:actuate="onLoad"/></draw:frame><text:soft-page-break/></text:p>
      <text:p text:style-name="Standard"/>
      <text:p text:style-name="Standard"/>
      <text:p text:style-name="Standard"/>
      <text:p text:style-name="Standard"><draw:frame draw:style-name="fr2" draw:name="graphics4" text:anchor-type="paragraph" svg:width="6.9252in" svg:height="3.9819in" draw:z-index="3"><draw:image xlink:href="Pictures/200000C400004C9D00002C0F994D584D.svm" xlink:type="simple" xlink:show="embed" xlink:actuate="onLoad"/></draw:frame>­</text:p>
      <text:p text:style-name="Standard"><text:soft-page-break/></text:p>
      <text:p text:style-name="Standard"><draw:frame draw:style-name="fr3" draw:name="graphics3" text:anchor-type="paragraph" svg:x="1.3673in" svg:y="4.3244in" svg:width="3.9465in" svg:height="4.1874in" draw:z-index="2"><draw:image xlink:href="Pictures/2000007D00003D7700004F246A6CA6C2.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thur Carroll</meta:initial-creator>
    <meta:creation-date>2010-03-17T03:52:35.30</meta:creation-date>
    <dc:date>2010-03-18T06:21:33.70</dc:date>
    <dc:creator>Arthur Carroll</dc:creator>
    <meta:editing-duration>PT06H59M41S</meta:editing-duration>
    <meta:editing-cycles>5</meta:editing-cycles>
    <meta:generator>OpenOffice.org/3.2$Win32 OpenOffice.org_project/320m12$Build-9483</meta:generator>
    <meta:document-statistic meta:table-count="0" meta:image-count="4" meta:object-count="0" meta:page-count="4" meta:paragraph-count="9" meta:word-count="388" meta:character-count="2432"/>
  </office:meta>
</office:document-meta>
</file>